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4mm"/>
    </style:style>
    <style:style style:name="co2" style:family="table-column">
      <style:table-column-properties fo:break-before="auto" style:column-width="43.34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5.31mm"/>
    </style:style>
    <style:style style:name="co9" style:family="table-column">
      <style:table-column-properties fo:break-before="auto" style:column-width="16.85mm"/>
    </style:style>
    <style:style style:name="co10" style:family="table-column">
      <style:table-column-properties fo:break-before="auto" style:column-width="12.91mm"/>
    </style:style>
    <style:style style:name="co11" style:family="table-column">
      <style:table-column-properties fo:break-before="auto" style:column-width="14.66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4.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1.15mm"/>
    </style:style>
    <style:style style:name="co16" style:family="table-column">
      <style:table-column-properties fo:break-before="auto" style:column-width="9.4mm"/>
    </style:style>
    <style:style style:name="co17" style:family="table-column">
      <style:table-column-properties fo:break-before="auto" style:column-width="49.48mm"/>
    </style:style>
    <style:style style:name="co18" style:family="table-column">
      <style:table-column-properties fo:break-before="auto" style:column-width="20.13mm"/>
    </style:style>
    <style:style style:name="co19" style:family="table-column">
      <style:table-column-properties fo:break-before="auto" style:column-width="18.38mm"/>
    </style:style>
    <style:style style:name="co20" style:family="table-column">
      <style:table-column-properties fo:break-before="auto" style:column-width="59.76mm"/>
    </style:style>
    <style:style style:name="co21" style:family="table-column">
      <style:table-column-properties fo:break-before="auto" style:column-width="18.17mm"/>
    </style:style>
    <style:style style:name="co22" style:family="table-column">
      <style:table-column-properties fo:break-before="auto" style:column-width="22.31mm"/>
    </style:style>
    <style:style style:name="co23" style:family="table-column">
      <style:table-column-properties fo:break-before="auto" style:column-width="18.82mm"/>
    </style:style>
    <style:style style:name="co24" style:family="table-column">
      <style:table-column-properties fo:break-before="auto" style:column-width="65.02mm"/>
    </style:style>
    <style:style style:name="co25" style:family="table-column">
      <style:table-column-properties fo:break-before="auto" style:column-width="40.27mm"/>
    </style:style>
    <style:style style:name="co26" style:family="table-column">
      <style:table-column-properties fo:break-before="auto" style:column-width="89.09mm"/>
    </style:style>
    <style:style style:name="co27" style:family="table-column">
      <style:table-column-properties fo:break-before="auto" style:column-width="29.56mm"/>
    </style:style>
    <style:style style:name="co28" style:family="table-column">
      <style:table-column-properties fo:break-before="auto" style:column-width="56.25mm"/>
    </style:style>
    <style:style style:name="co29" style:family="table-column">
      <style:table-column-properties fo:break-before="auto" style:column-width="52.76mm"/>
    </style:style>
    <style:style style:name="co30" style:family="table-column">
      <style:table-column-properties fo:break-before="auto" style:column-width="48.37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56.04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29.14mm"/>
    </style:style>
    <style:style style:name="co35" style:family="table-column">
      <style:table-column-properties fo:break-before="auto" style:column-width="25.63mm"/>
    </style:style>
    <style:style style:name="co36" style:family="table-column">
      <style:table-column-properties fo:break-before="auto" style:column-width="30.23mm"/>
    </style:style>
    <style:style style:name="co37" style:family="table-column">
      <style:table-column-properties fo:break-before="auto" style:column-width="77.93mm"/>
    </style:style>
    <style:style style:name="co38" style:family="table-column">
      <style:table-column-properties fo:break-before="auto" style:column-width="49.9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62.83mm"/>
    </style:style>
    <style:style style:name="co41" style:family="table-column">
      <style:table-column-properties fo:break-before="auto" style:column-width="31.33mm"/>
    </style:style>
    <style:style style:name="co42" style:family="table-column">
      <style:table-column-properties fo:break-before="auto" style:column-width="2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fe7e5" style:text-align-source="fix" style:repeat-content="false" fo:border="0.06pt solid #808080"/>
      <style:paragraph-properties fo:text-align="start" fo:margin-left="0mm"/>
    </style:style>
    <style:style style:name="ce2" style:family="table-cell" style:parent-style-name="Default">
      <style:table-cell-properties fo:wrap-option="wrap" fo:border="0.06pt solid #80808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99" fo:border="0.06pt solid #808080"/>
    </style:style>
    <style:style style:name="ce25" style:family="table-cell" style:parent-style-name="Default">
      <style:table-cell-properties fo:border="0.06pt solid #808080"/>
    </style:style>
    <style:style style:name="ce26" style:family="table-cell" style:parent-style-name="Default">
      <style:table-cell-properties fo:wrap-option="wrap" fo:border="0.06pt solid #808080"/>
    </style:style>
    <style:style style:name="ce27" style:family="table-cell" style:parent-style-name="Default">
      <style:table-cell-properties fo:background-color="#99ff99" fo:wrap-option="wrap" fo:border="0.06pt solid #808080"/>
    </style:style>
    <style:style style:name="ce28" style:family="table-cell" style:parent-style-name="Default" style:data-style-name="N50">
      <style:table-cell-properties fo:border="0.06pt solid #808080"/>
    </style:style>
    <style:style style:name="ce8" style:family="table-cell" style:parent-style-name="Default" style:data-style-name="N50">
      <style:table-cell-properties fo:wrap-option="wrap" fo:border="0.06pt solid #808080"/>
      <style:text-properties fo:font-weight="bold" style:font-weight-asian="bold" style:font-weight-complex="bold"/>
    </style:style>
    <style:style style:name="ce30" style:family="table-cell" style:parent-style-name="Default" style:data-style-name="N50">
      <style:table-cell-properties fo:background-color="#99ff99" fo:border="0.06pt solid #808080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808080"/>
      <style:paragraph-properties fo:text-align="start" fo:margin-left="0mm"/>
    </style:style>
    <style:style style:name="ce11" style:family="table-cell" style:parent-style-name="Default">
      <style:table-cell-properties fo:border="0.06pt solid #80808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808080"/>
      <style:paragraph-properties fo:text-align="center" fo:margin-left="0mm"/>
    </style:style>
    <style:style style:name="ce14" style:family="table-cell" style:parent-style-name="Default">
      <style:table-cell-properties fo:background-color="#ffcc99" fo:wrap-option="wrap" fo:border="0.06pt solid #808080"/>
    </style:style>
    <style:style style:name="ce15" style:family="table-cell" style:parent-style-name="Default">
      <style:table-cell-properties fo:background-color="#ccffff" style:text-align-source="fix" style:repeat-content="false" fo:wrap-option="wrap" fo:border="0.06pt solid #80808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99ff99" style:text-align-source="value-type" style:repeat-content="false" fo:border="0.06pt solid #808080"/>
      <style:paragraph-properties fo:margin-left="0mm"/>
    </style:style>
    <style:style style:name="ce4" style:family="table-cell" style:parent-style-name="Default">
      <style:table-cell-properties fo:border="0.06pt solid #808080"/>
    </style:style>
    <style:style style:name="ce1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Versions.$B$3:$Versions.$B$25])" table:allow-empty-cell="true" table:display-list="unsorted" table:base-cell-address="Runs.C39">
          <table:error-message table:message-type="stop" table:display="true"/>
        </table:content-validation>
        <table:content-validation table:name="val2" table:condition="of:cell-content-is-in-list([$Worlds.$B$2:$Worlds.$B$26])" table:allow-empty-cell="true" table:display-list="unsorted" table:base-cell-address="Runs.G5">
          <table:error-message table:message-type="stop" table:display="true"/>
        </table:content-validation>
        <table:content-validation table:name="val3" table:condition="of:cell-content-is-in-list(AnalysisStages)" table:allow-empty-cell="true" table:display-list="unsorted" table:base-cell-address="Runs.Y4">
          <table:error-message table:message-type="stop" table:display="true"/>
        </table:content-validation>
        <table:content-validation table:name="val4" table:base-cell-address="Runs.Z3">
          <table:error-message table:message-type="stop" table:display="true"/>
        </table:content-validation>
        <table:content-validation table:name="val5" table:condition="of:cell-content-is-in-list([$#REF!.$C$1:$#REF!.$C$12])" table:allow-empty-cell="true" table:display-list="unsorted" table:base-cell-address="Runs.AA4">
          <table:error-message table:message-type="stop" table:display="true"/>
        </table:content-validation>
      </table:content-validations>
      <table:table table:name="Runs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6"/>
        <table:table-column table:style-name="co3" table:default-cell-style-name="ce25"/>
        <table:table-column table:style-name="co4" table:default-cell-style-name="ce28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5" table:default-cell-style-name="ce25"/>
        <table:table-column table:style-name="co16" table:default-cell-style-name="ce25"/>
        <table:table-column table:style-name="co17" table:default-cell-style-name="ce26"/>
        <table:table-column table:style-name="co18" table:default-cell-style-name="ce25"/>
        <table:table-column table:style-name="co19" table:number-columns-repeated="2" table:default-cell-style-name="ce25"/>
        <table:table-column table:style-name="co20" table:default-cell-style-name="ce26"/>
        <table:table-column table:style-name="co21" table:default-cell-style-name="ce25"/>
        <table:table-column table:style-name="co14" table:default-cell-style-name="ce25"/>
        <table:table-column table:style-name="co22" table:number-columns-repeated="2" table:default-cell-style-name="ce25"/>
        <table:table-column table:style-name="co7" table:default-cell-style-name="ce25"/>
        <table:table-column table:style-name="co23" table:default-cell-style-name="ce25"/>
        <table:table-column table:style-name="co14" table:number-columns-repeated="1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14" table:number-columns-repeated="979" table:default-cell-style-name="ce25"/>
        <table:table-row table:style-name="ro1">
          <table:table-cell table:style-name="ce1" office:value-type="string" calcext:value-type="string" table:number-columns-spanned="15" table:number-rows-spanned="1">
            <text:p>Meta</text:p>
          </table:table-cell>
          <table:covered-table-cell table:number-columns-repeated="12"/>
          <table:covered-table-cell table:number-columns-repeated="2" table:style-name="ce26"/>
          <table:table-cell table:style-name="ce10" office:value-type="string" calcext:value-type="string" table:number-columns-spanned="7" table:number-rows-spanned="1">
            <text:p>Parameters</text:p>
          </table:table-cell>
          <table:covered-table-cell table:number-columns-repeated="5" table:style-name="ce13"/>
          <table:covered-table-cell table:style-name="ce26"/>
          <table:table-cell table:style-name="ce14" office:value-type="string" calcext:value-type="string">
            <text:p>Results</text:p>
          </table:table-cell>
          <table:table-cell table:style-name="ce15" office:value-type="string" calcext:value-type="string" table:number-columns-spanned="19" table:number-rows-spanned="1">
            <text:p>Output</text:p>
          </table:table-cell>
          <table:covered-table-cell table:number-columns-repeated="18"/>
          <table:table-cell table:style-name="ce4" table:number-columns-repeated="98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Date (start)</text:p>
          </table:table-cell>
          <table:table-cell table:style-name="ce2" office:value-type="string" calcext:value-type="string">
            <text:p>1st Run ID</text:p>
          </table:table-cell>
          <table:table-cell table:style-name="ce2" office:value-type="string" calcext:value-type="string">
            <text:p>Last Run ID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Regionalisation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Model Version</text:p>
          </table:table-cell>
          <table:table-cell table:style-name="ce2" office:value-type="string" calcext:value-type="string">
            <text:p>CRAFTY Version</text:p>
          </table:table-cell>
          <table:table-cell table:style-name="ce2" office:value-type="string" calcext:value-type="string">
            <text:p>MoRe Version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Runtime (CPU)</text:p>
          </table:table-cell>
          <table:table-cell table:style-name="ce11" office:value-type="string" calcext:value-type="string">
            <text:p>Data folder</text:p>
          </table:table-cell>
          <table:table-cell table:style-name="ce2" office:value-type="string" calcext:value-type="string">
            <text:p>Start Tick</text:p>
          </table:table-cell>
          <table:table-cell table:style-name="ce2" office:value-type="string" calcext:value-type="string">
            <text:p>End Tick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Reproducable (Yes/ No/Effort)?</text:p>
          </table:table-cell>
          <table:table-cell table:style-name="ce2" office:value-type="string" calcext:value-type="string">
            <text:p>1<text:span text:style-name="T1">st</text:span> Random Seed</text:p>
          </table:table-cell>
          <table:table-cell table:style-name="ce2" office:value-type="string" calcext:value-type="string">
            <text:p>Last Random Seed</text:p>
          </table:table-cell>
          <table:table-cell table:style-name="ce2" office:value-type="string" calcext:value-type="string">
            <text:p>Results summary</text:p>
          </table:table-cell>
          <table:table-cell table:style-name="ce2" office:value-type="string" calcext:value-type="string">
            <text:p>Place of output</text:p>
          </table:table-cell>
          <table:table-cell table:style-name="ce2" office:value-type="string" calcext:value-type="string">
            <text:p>Stage of Analysis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Original output?</text:p>
          </table:table-cell>
          <table:table-cell table:style-name="ce2" office:value-type="string" calcext:value-type="string">
            <text:p>Logged?</text:p>
          </table:table-cell>
          <table:table-cell table:style-name="ce2" office:value-type="string" calcext:value-type="string">
            <text:p>Raster: AFTs</text:p>
          </table:table-cell>
          <table:table-cell table:style-name="ce2" office:value-type="string" calcext:value-type="string">
            <text:p>Raster: Capital</text:p>
          </table:table-cell>
          <table:table-cell table:style-name="ce2" office:value-type="string" calcext:value-type="string">
            <text:p>Raster: Productivity</text:p>
          </table:table-cell>
          <table:table-cell table:style-name="ce2" office:value-type="string" calcext:value-type="string">
            <text:p>Raster: Adoption</text:p>
            <text:p>State</text:p>
          </table:table-cell>
          <table:table-cell table:style-name="ce2" office:value-type="string" calcext:value-type="string">
            <text:p>Aggregate AFT Composition</text:p>
          </table:table-cell>
          <table:table-cell table:style-name="ce2" office:value-type="string" calcext:value-type="string">
            <text:p>Aggregate Service Supply</text:p>
          </table:table-cell>
          <table:table-cell table:style-name="ce2" office:value-type="string" calcext:value-type="string">
            <text:p>Aggregated Takeover data</text:p>
          </table:table-cell>
          <table:table-cell table:style-name="ce2" office:value-type="string" calcext:value-type="string">
            <text:p>Aggregate Volatility</text:p>
          </table:table-cell>
          <table:table-cell table:style-name="ce2" office:value-type="string" calcext:value-type="string">
            <text:p>GivingIn</text:p>
            <text:p>Statistic</text:p>
          </table:table-cell>
          <table:table-cell table:style-name="ce2" office:value-type="string" calcext:value-type="string">
            <text:p>CellTable: AFT</text:p>
          </table:table-cell>
          <table:table-cell table:style-name="ce2" office:value-type="string" calcext:value-type="string">
            <text:p>CellTable: Service Supply</text:p>
          </table:table-cell>
          <table:table-cell table:style-name="ce2" office:value-type="string" calcext:value-type="string">
            <text:p>CellTable: Competitiveness</text:p>
          </table:table-cell>
          <table:table-cell table:style-name="ce2" office:value-type="string" calcext:value-type="string">
            <text:p>CellTable: ServiceProductivity</text:p>
          </table:table-cell>
          <table:table-cell table:style-name="ce2" office:value-type="string" calcext:value-type="string">
            <text:p>CellTable: preAlloc*</text:p>
          </table:table-cell>
          <table:table-cell table:style-name="ce2" office:value-type="string" calcext:value-type="string">
            <text:p>Python Script call generated</text:p>
          </table:table-cell>
          <table:table-cell table:style-name="ce2" office:value-type="string" calcext:value-type="string">
            <text:p>Python Script call</text:p>
          </table:table-cell>
          <table:table-cell table:style-name="ce2" office:value-type="string" calcext:value-type="string">
            <text:p>Annotations</text:p>
          </table:table-cell>
          <table:table-cell table:style-name="ce2" table:number-columns-repeated="979"/>
        </table:table-row>
        <table:table-row table:style-name="ro3">
          <table:table-cell table:style-name="ce18"/>
          <table:table-cell table:style-name="ce27" office:value-type="string" calcext:value-type="string">
            <text:p>DoE, changed regional PA utilities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0T11:55:00" calcext:value-type="date">
            <text:p>20/12/17 11:55</text:p>
          </table:table-cell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735" calcext:value-type="float">
            <text:p>735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2b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3] &amp; &quot; -f Scenario_slurm.xml -n &quot;&amp; ([.F3]-[.E3] + 1) &amp; &quot; -k &quot; &amp; [.E3] &amp;  &quot; -t &quot; &amp; [.C3] &amp; &quot; -s 2010 -e 2040 -r &quot; &amp; ([.V3]-[.U3]+1) &amp; &quot; -o &quot; &amp; [.U3] &amp; &quot; -b 10 -i -m Serial4GNoReport&quot;" office:value-type="string" office:string-value="python craftybatch.py -d ./data/_setA/_RegGlobMax -f Scenario_slurm.xml -n 16 -k 720 -t _setA/_RegGlobMax -s 2010 -e 2040 -r 10 -o 0 -b 10 -i -m Serial4GNoReport" calcext:value-type="string">
            <text:p>python craftybatch.py -d ./data/_setA/_RegGlobMax -f Scenario_slurm.xml -n 16 -k 720 -t _setA/_RegGlobMax -s 2010 -e 2040 -r 10 -o 0 -b 10 -i -m Serial4GNoReport</text:p>
          </table:table-cell>
          <table:table-cell table:style-name="ce18" office:value-type="string" calcext:value-type="string">
            <text:p>python craftybatch.py -d ./data/_setA/_RegGlobMax -f Scenario_slurm.xml -n 16 -k 720 -t _setA/_RegGlobMax -s 2010 -e 2040 -r 10 -o 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SA for subsidies rate based on 489-529 with bugfix and new action parameters II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0T14:00:00" calcext:value-type="date">
            <text:p>20/12/17 14:00</text:p>
          </table:table-cell>
          <table:table-cell table:style-name="ce18" office:value-type="float" office:value="740" calcext:value-type="float">
            <text:p>740</text:p>
          </table:table-cell>
          <table:table-cell table:style-name="ce18" office:value-type="float" office:value="759" calcext:value-type="float">
            <text:p>759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4] &amp; &quot; -f Scenario_slurm.xml -n &quot;&amp; ([.F4]-[.E4] + 1) &amp; &quot; -k &quot; &amp; [.E4] &amp;  &quot; -t &quot; &amp; [.C4] &amp; &quot; -s 2010 -e 2040 -r &quot; &amp; ([.V4]-[.U4]+1) &amp; &quot; -o &quot; &amp; [.U4] &amp; &quot; -b 5 -i -m Serial4GNoReport&quot;" office:value-type="string" office:string-value="python craftybatch.py -d ./data/_setA/_RegGlobMax -f Scenario_slurm.xml -n 20 -k 740 -t _setA/_RegGlobMax -s 2010 -e 2040 -r 10 -o 0 -b 5 -i -m Serial4GNoReport" calcext:value-type="string">
            <text:p>python craftybatch.py -d ./data/_setA/_RegGlobMax -f Scenario_slurm.xml -n 20 -k 740 -t _setA/_RegGlobMax -s 2010 -e 2040 -r 10 -o 0 -b 5 -i -m Serial4GNoReport</text:p>
          </table:table-cell>
          <table:table-cell table:style-name="ce18" office:value-type="string" calcext:value-type="string">
            <text:p>python craftybatch.py -d ./data/_setA/_RegGlobMax -f Scenario_slurm.xml -n 20 -k 740 -t _setA/_RegGlobMax -s 2010 -e 2040 -r 10 -o 0 -b 5 -i -m Serial4GNoReport</text:p>
          </table:table-cell>
          <table:table-cell table:style-name="ce27"/>
          <table:table-cell table:style-name="ce18"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SA for triggering threshold based on 550-575 with bugfix and new action parameters II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0T23:50:00" calcext:value-type="date">
            <text:p>20/12/17 23:5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824" calcext:value-type="float">
            <text:p>824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5] &amp; &quot; -f Scenario_slurm.xml -n &quot;&amp; ([.F5]-[.E5] + 1) &amp; &quot; -k &quot; &amp; [.E5] &amp;  &quot; -t &quot; &amp; [.C5] &amp; &quot; -s 2010 -e 2040 -r &quot; &amp; ([.V5]-[.U5]+1) &amp; &quot; -o &quot; &amp; [.U5] &amp; &quot; -b 10 -i -m Serial4GNoReport&quot;" office:value-type="string" office:string-value="python craftybatch.py -d ./data/_setA/_RegGlobMax -f Scenario_slurm.xml -n 25 -k 800 -t _setA/_RegGlobMax -s 2010 -e 2040 -r 10 -o 0 -b 10 -i -m Serial4GNoReport" calcext:value-type="string">
            <text:p>python craftybatch.py -d ./data/_setA/_RegGlobMax -f Scenario_slurm.xml -n 25 -k 800 -t _setA/_RegGlobMax -s 2010 -e 2040 -r 10 -o 0 -b 10 -i -m Serial4GNoReport</text:p>
          </table:table-cell>
          <table:table-cell table:style-name="ce18" office:value-type="string" calcext:value-type="string">
            <text:p>python craftybatch.py -d ./data/_setA/_RegGlobMax -f Scenario_slurm.xml -n 25 -k 800 -t _setA/_RegGlobMax -s 2010 -e 2040 -r 10 -o 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SA for subsidies rate based on 530-550 with bugfix and new action parameters II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1T14:00:00" calcext:value-type="date">
            <text:p>21/12/17 14:00</text:p>
          </table:table-cell>
          <table:table-cell table:style-name="ce18" office:value-type="float" office:value="760" calcext:value-type="float">
            <text:p>760</text:p>
          </table:table-cell>
          <table:table-cell table:style-name="ce18" office:value-type="float" office:value="780" calcext:value-type="float">
            <text:p>780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6] &amp; &quot; -f Scenario_slurm.xml -n &quot;&amp; ([.F6]-[.E6] + 1) &amp; &quot; -k &quot; &amp; [.E6] &amp;  &quot; -t &quot; &amp; [.C6] &amp; &quot; -s 2010 -e 2040 -r &quot; &amp; ([.V6]-[.U6]+1) &amp; &quot; -o &quot; &amp; [.U6] &amp; &quot; -b 5 -i -m Serial4GNoReport&quot;" office:value-type="string" office:string-value="python craftybatch.py -d ./data/_setA/_RegGlobMax -f Scenario_slurm.xml -n 21 -k 760 -t _setA/_RegGlobMax -s 2010 -e 2040 -r 10 -o 0 -b 5 -i -m Serial4GNoReport" calcext:value-type="string">
            <text:p>python craftybatch.py -d ./data/_setA/_RegGlobMax -f Scenario_slurm.xml -n 21 -k 760 -t _setA/_RegGlobMax -s 2010 -e 2040 -r 10 -o 0 -b 5 -i -m Serial4GNoReport</text:p>
          </table:table-cell>
          <table:table-cell table:style-name="ce18" office:value-type="string" calcext:value-type="string">
            <text:p>python craftybatch.py -d ./data/_setA/_RegGlobMax -f Scenario_slurm.xml -n 21 -k 760 -t _setA/_RegGlobMax -s 2010 -e 2040 -r 10 -o 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5">
          <table:table-cell table:style-name="ce18"/>
          <table:table-cell table:style-name="ce27" office:value-type="string" calcext:value-type="string">
            <text:p>DoE, changed regional PA utilities, more Random Seeds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2T00:30:00" calcext:value-type="date">
            <text:p>22/12/17 00:30</text:p>
          </table:table-cell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735" calcext:value-type="float">
            <text:p>735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2b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7] &amp; &quot; -f Scenario_slurm.xml -n &quot;&amp; ([.F7]-[.E7] + 1) &amp; &quot; -k &quot; &amp; [.E7] &amp;  &quot; -t &quot; &amp; [.C7] &amp; &quot; -s 2010 -e 2040 -r &quot; &amp; ([.V7]-[.U7]+1) &amp; &quot; -o &quot; &amp; [.U7] &amp; &quot; -b 10 -i -m Serial4GNoReport&quot;" office:value-type="string" office:string-value="python craftybatch.py -d ./data/_setA/_RegGlobMax -f Scenario_slurm.xml -n 16 -k 720 -t _setA/_RegGlobMax -s 2010 -e 2040 -r 10 -o 10 -b 10 -i -m Serial4GNoReport" calcext:value-type="string">
            <text:p>python craftybatch.py -d ./data/_setA/_RegGlobMax -f Scenario_slurm.xml -n 16 -k 720 -t _setA/_RegGlobMax -s 2010 -e 2040 -r 10 -o 10 -b 10 -i -m Serial4GNoReport</text:p>
          </table:table-cell>
          <table:table-cell table:style-name="ce18" office:value-type="string" calcext:value-type="string">
            <text:p>python craftybatch.py -d ./data/_setA/_RegGlobMax -f Scenario_slurm.xml -n 16 -k 720 -t _setA/_RegGlobMax -s 2010 -e 2040 -r 10 -o 1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6">
          <table:table-cell table:style-name="ce18"/>
          <table:table-cell table:style-name="ce27" office:value-type="string" calcext:value-type="string">
            <text:p>SA for triggering threshold based on 550-575 with bugfix and new action parameters II, more Random Seeds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2T00:30:00" calcext:value-type="date">
            <text:p>22/12/17 00:3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824" calcext:value-type="float">
            <text:p>824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8] &amp; &quot; -f Scenario_slurm.xml -n &quot;&amp; ([.F8]-[.E8] + 1) &amp; &quot; -k &quot; &amp; [.E8] &amp;  &quot; -t &quot; &amp; [.C8] &amp; &quot; -s 2010 -e 2040 -r &quot; &amp; ([.V8]-[.U8]+1) &amp; &quot; -o &quot; &amp; [.U8] &amp; &quot; -b 10 -i -m Serial4GNoReport&quot;" office:value-type="string" office:string-value="python craftybatch.py -d ./data/_setA/_RegGlobMax -f Scenario_slurm.xml -n 25 -k 800 -t _setA/_RegGlobMax -s 2010 -e 2040 -r 10 -o 10 -b 10 -i -m Serial4GNoReport" calcext:value-type="string">
            <text:p>python craftybatch.py -d ./data/_setA/_RegGlobMax -f Scenario_slurm.xml -n 25 -k 800 -t _setA/_RegGlobMax -s 2010 -e 2040 -r 10 -o 10 -b 10 -i -m Serial4GNoReport</text:p>
          </table:table-cell>
          <table:table-cell table:style-name="ce18" office:value-type="string" calcext:value-type="string">
            <text:p>python craftybatch.py -d ./data/_setA/_RegGlobMax -f Scenario_slurm.xml -n 25 -k 800 -t _setA/_RegGlobMax -s 2010 -e 2040 -r 10 -o 1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6">
          <table:table-cell table:style-name="ce18"/>
          <table:table-cell table:style-name="ce27" office:value-type="string" calcext:value-type="string">
            <text:p>SA for subsidies rate based on 489-529 with bugfix and new action parameters II, more random seeds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7-12-22T09:30:00" calcext:value-type="date">
            <text:p>22/12/17 09:30</text:p>
          </table:table-cell>
          <table:table-cell table:style-name="ce18" office:value-type="float" office:value="740" calcext:value-type="float">
            <text:p>740</text:p>
          </table:table-cell>
          <table:table-cell table:style-name="ce18" office:value-type="float" office:value="780" calcext:value-type="float">
            <text:p>780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9] &amp; &quot; -f Scenario_slurm.xml -n &quot;&amp; ([.F9]-[.E9] + 1) &amp; &quot; -k &quot; &amp; [.E9] &amp;  &quot; -t &quot; &amp; [.C9] &amp; &quot; -s 2010 -e 2040 -r &quot; &amp; ([.V9]-[.U9]+1) &amp; &quot; -o &quot; &amp; [.U9] &amp; &quot; -b 10 -i -m Serial4GNoReport&quot;" office:value-type="string" office:string-value="python craftybatch.py -d ./data/_setA/_RegGlobMax -f Scenario_slurm.xml -n 41 -k 740 -t _setA/_RegGlobMax -s 2010 -e 2040 -r 10 -o 10 -b 10 -i -m Serial4GNoReport" calcext:value-type="string">
            <text:p>python craftybatch.py -d ./data/_setA/_RegGlobMax -f Scenario_slurm.xml -n 41 -k 740 -t _setA/_RegGlobMax -s 2010 -e 2040 -r 10 -o 10 -b 10 -i -m Serial4GNoReport</text:p>
          </table:table-cell>
          <table:table-cell table:style-name="ce18" office:value-type="string" calcext:value-type="string">
            <text:p>python craftybatch.py -d ./data/_setA/_RegGlobMax -f Scenario_slurm.xml -n 41 -k 740 -t _setA/_RegGlobMax -s 2010 -e 2040 -r 10 -o 1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Determine Coefficient of Variance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8-02-04" calcext:value-type="date">
            <text:p>04/02/18 00:00</text:p>
          </table:table-cell>
          <table:table-cell table:number-columns-repeated="2" table:style-name="ce18" office:value-type="float" office:value="743" calcext:value-type="float">
            <text:p>743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Based on 41; all services monitored, noise in monitoring (.2), monitoring delay (1), 3 ticks runtime)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9" calcext:value-type="float">
            <text:p>99</text:p>
          </table:table-cell>
          <table:table-cell table:style-name="ce27"/>
          <table:table-cell table:style-name="ce18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10] &amp; &quot; -f Scenario_slurm.xml -n &quot;&amp; ([.F10]-[.E10] + 1) &amp; &quot; -k &quot; &amp; [.E10] &amp;  &quot; -t &quot; &amp; [.C10] &amp; &quot; -s 2010 -e 2040 -r &quot; &amp; ([.V10]-[.U10]+1) &amp; &quot; -o &quot; &amp; [.U10] &amp; &quot; -b 10 -i -m Serial4GNoReport&quot;" office:value-type="string" office:string-value="python craftybatch.py -d ./data/_setA/_RegGlobMax -f Scenario_slurm.xml -n 1 -k 743 -t _setA/_RegGlobMax -s 2010 -e 2040 -r 100 -o 0 -b 10 -i -m Serial4GNoReport" calcext:value-type="string">
            <text:p>python craftybatch.py -d ./data/_setA/_RegGlobMax -f Scenario_slurm.xml -n 1 -k 743 -t _setA/_RegGlobMax -s 2010 -e 2040 -r 100 -o 0 -b 10 -i -m Serial4GNoReport</text:p>
          </table:table-cell>
          <table:table-cell table:style-name="ce18" office:value-type="string" calcext:value-type="string">
            <text:p>python craftybatch.py -d ./data/_setA/_RegGlobMax -f Scenario_slurm.xml -n 1 -k 743 -t _setA/_RegGlobMax -s 2010 -e 2040 -r 100 -o 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6">
          <table:table-cell table:style-name="ce18"/>
          <table:table-cell table:style-name="ce27" office:value-type="string" calcext:value-type="string">
            <text:p>SA for triggering threshold based on 875-899 with bugfix and new action parameters II, more Random Seeds</text:p>
          </table:table-cell>
          <table:table-cell table:style-name="ce18" table:content-validation-name="val1" office:value-type="string" calcext:value-type="string">
            <text:p>_setA/_RegGlobMax</text:p>
          </table:table-cell>
          <table:table-cell table:style-name="ce30" office:value-type="date" office:date-value="2018-02-16T10:00:00" calcext:value-type="date">
            <text:p>16/02/18 10:00</text:p>
          </table:table-cell>
          <table:table-cell table:style-name="ce18" office:value-type="float" office:value="875" calcext:value-type="float">
            <text:p>875</text:p>
          </table:table-cell>
          <table:table-cell table:style-name="ce18" office:value-type="float" office:value="899" calcext:value-type="float">
            <text:p>899</text:p>
          </table:table-cell>
          <table:table-cell table:style-name="ce18" table:content-validation-name="val2" office:value-type="string" calcext:value-type="string">
            <text:p>World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mono</text:p>
          </table:table-cell>
          <table:table-cell table:style-name="ce18" office:value-type="string" calcext:value-type="string">
            <text:p>0.3.3</text:p>
          </table:table-cell>
          <table:table-cell table:style-name="ce18" office:value-type="string" calcext:value-type="string">
            <text:p>0.2.33</text:p>
          </table:table-cell>
          <table:table-cell table:style-name="ce18" office:value-type="string" calcext:value-type="string">
            <text:p>0.9.4</text:p>
          </table:table-cell>
          <table:table-cell table:style-name="ce18" office:value-type="string" calcext:value-type="string">
            <text:p>Cluster</text:p>
          </table:table-cell>
          <table:table-cell table:style-name="ce18"/>
          <table:table-cell table:style-name="ce18" office:value-type="string" calcext:value-type="string">
            <text:p>_setA/_RegGlobMax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40" calcext:value-type="float">
            <text:p>2040</text:p>
          </table:table-cell>
          <table:table-cell table:style-name="ce27" office:value-type="string" calcext:value-type="string">
            <text:p>see purpose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table:number-columns-repeated="2"/>
          <table:table-cell table:style-name="ce36" table:content-validation-name="val3" office:value-type="string" calcext:value-type="string">
            <text:p>Finished</text:p>
          </table:table-cell>
          <table:table-cell table:style-name="ce18" table:content-validation-name="val4"/>
          <table:table-cell table:style-name="ce18" table:content-validation-name="val5"/>
          <table:table-cell table:style-name="ce18"/>
          <table:table-cell table:number-columns-repeated="4" table:style-name="ce18" office:value-type="string" calcext:value-type="string">
            <text:p>-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&quot;python craftybatch.py -d ./data/&quot; &amp; [.P11] &amp; &quot; -f Scenario_slurm.xml -n &quot;&amp; ([.F11]-[.E11] + 1) &amp; &quot; -k &quot; &amp; [.E11] &amp;  &quot; -t &quot; &amp; [.C11] &amp; &quot; -s 2010 -e 2040 -r &quot; &amp; ([.V11]-[.U11]+1) &amp; &quot; -o &quot; &amp; [.U11] &amp; &quot; -b 10 -i -m Serial4GNoReport&quot;" office:value-type="string" office:string-value="python craftybatch.py -d ./data/_setA/_RegGlobMax -f Scenario_slurm.xml -n 25 -k 875 -t _setA/_RegGlobMax -s 2010 -e 2040 -r 20 -o 0 -b 10 -i -m Serial4GNoReport" calcext:value-type="string">
            <text:p>python craftybatch.py -d ./data/_setA/_RegGlobMax -f Scenario_slurm.xml -n 25 -k 875 -t _setA/_RegGlobMax -s 2010 -e 2040 -r 20 -o 0 -b 10 -i -m Serial4GNoReport</text:p>
          </table:table-cell>
          <table:table-cell table:style-name="ce18" office:value-type="string" calcext:value-type="string">
            <text:p>python craftybatch.py -d ./data/_setA/_RegGlobMax -f Scenario_slurm.xml -n 25 -k 875 -t _setA/_RegGlobMax -s 2010 -e 2040 -r 20 -o 0 -b 10 -i -m Serial4GNoReport</text:p>
          </table:table-cell>
          <table:table-cell table:style-name="ce27"/>
          <table:table-cell table:style-name="ce18" table:number-columns-repeated="9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s" table:style-name="ta1">
        <office:forms form:automatic-focus="false" form:apply-design-mode="false"/>
        <table:table-column table:style-name="co27" table:default-cell-style-name="ce20"/>
        <table:table-column table:style-name="co3" table:default-cell-style-name="ce20"/>
        <table:table-column table:style-name="co14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0" table:default-cell-style-name="ce20"/>
        <table:table-column table:style-name="co14" table:default-cell-style-name="ce20"/>
        <table:table-column table:style-name="co32" table:default-cell-style-name="ce20"/>
        <table:table-column table:style-name="co14" table:default-cell-style-name="ce20"/>
        <table:table-column table:style-name="co33" table:default-cell-style-name="ce20"/>
        <table:table-column table:style-name="co14" table:number-columns-repeated="1010" table:default-cell-style-name="ce20"/>
        <table:table-column table:style-name="co14" table:default-cell-style-name="ce22"/>
        <table:table-row table:style-name="ro7">
          <table:table-cell table:style-name="ce19" office:value-type="string" calcext:value-type="string">
            <text:p>Original Project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uper-Config</text:p>
          </table:table-cell>
          <table:table-cell table:style-name="ce19" office:value-type="string" calcext:value-type="string">
            <text:p>Purpose</text:p>
          </table:table-cell>
          <table:table-cell table:style-name="ce19" office:value-type="string" calcext:value-type="string">
            <text:p>Agent</text:p>
          </table:table-cell>
          <table:table-cell table:style-name="ce19" office:value-type="string" calcext:value-type="string">
            <text:p>Production</text:p>
          </table:table-cell>
          <table:table-cell table:style-name="ce19" office:value-type="string" calcext:value-type="string">
            <text:p>Allocation</text:p>
          </table:table-cell>
          <table:table-cell table:style-name="ce19" office:value-type="string" calcext:value-type="string">
            <text:p>Competition</text:p>
          </table:table-cell>
          <table:table-cell table:style-name="ce19" office:value-type="string" calcext:value-type="string">
            <text:p>Demand</text:p>
          </table:table-cell>
          <table:table-cell table:style-name="ce19" office:value-type="string" calcext:value-type="string">
            <text:p>Network</text:p>
          </table:table-cell>
          <table:table-cell table:style-name="ce19" office:value-type="string" calcext:value-type="string">
            <text:p>Institutions</text:p>
          </table:table-cell>
          <table:table-cell table:style-name="ce19" office:value-type="string" calcext:value-type="string">
            <text:p>Data avail?</text:p>
          </table:table-cell>
          <table:table-cell table:style-name="ce19" office:value-type="string" calcext:value-type="string">
            <text:p>Limitations</text:p>
          </table:table-cell>
          <table:table-cell table:style-name="ce19" table:number-columns-repeated="1010"/>
          <table:table-cell/>
        </table:table-row>
        <table:table-row table:style-name="ro1">
          <table:table-cell office:value-type="string" calcext:value-type="string">
            <text:p>NetSens</text:p>
          </table:table-cell>
          <table:table-cell table:style-name="ce21" office:value-type="string" calcext:value-type="string">
            <text:p>_setA/_BLwX</text:p>
          </table:table-cell>
          <table:table-cell office:value-type="string" calcext:value-type="string">
            <text:p>_setA</text:p>
          </table:table-cell>
          <table:table-cell office:value-type="string" calcext:value-type="string">
            <text:p>Baseline for WorldX</text:p>
          </table:table-cell>
          <table:table-cell table:number-columns-repeated="3" office:value-type="string" calcext:value-type="string">
            <text:p>_se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librating…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Sens</text:p>
          </table:table-cell>
          <table:table-cell table:style-name="ce21" office:value-type="string" calcext:value-type="string">
            <text:p>_setA/_RegGlobMax</text:p>
          </table:table-cell>
          <table:table-cell office:value-type="string" calcext:value-type="string">
            <text:p>_setA</text:p>
          </table:table-cell>
          <table:table-cell office:value-type="string" calcext:value-type="string">
            <text:p>Explore subsidy effects on supply</text:p>
          </table:table-cell>
          <table:table-cell table:number-columns-repeated="3" office:value-type="string" calcext:value-type="string">
            <text:p>_se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ee BLwX/dema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.g., RegionalProvisionInstitution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s" table:style-name="ta1">
        <office:forms form:automatic-focus="false" form:apply-design-mode="false"/>
        <table:table-column table:style-name="co27" table:default-cell-style-name="ce22"/>
        <table:table-column table:style-name="co14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14" table:number-columns-repeated="1015" table:default-cell-style-name="ce22"/>
        <table:table-row table:style-name="ro1">
          <table:table-cell table:style-name="ce23" office:value-type="string" calcext:value-type="string">
            <text:p>Original Project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Purpose</text:p>
          </table:table-cell>
          <table:table-cell table:style-name="ce23" office:value-type="string" calcext:value-type="string">
            <text:p>SpatialExtent</text:p>
          </table:table-cell>
          <table:table-cell table:style-name="ce23" office:value-type="string" calcext:value-type="string">
            <text:p>Number of Cells</text:p>
          </table:table-cell>
          <table:table-cell table:style-name="ce23" office:value-type="string" calcext:value-type="string">
            <text:p>Capital Level Data</text:p>
          </table:table-cell>
          <table:table-cell table:style-name="ce23" office:value-type="string" calcext:value-type="string">
            <text:p>AFTs</text:p>
          </table:table-cell>
          <table:table-cell table:style-name="ce23" office:value-type="string" calcext:value-type="string">
            <text:p>Services</text:p>
          </table:table-cell>
          <table:table-cell table:style-name="ce23" office:value-type="string" calcext:value-type="string">
            <text:p>Capitals</text:p>
          </table:table-cell>
          <table:table-cell table:style-name="ce23" table:number-columns-repeated="1015"/>
        </table:table-row>
        <table:table-row table:style-name="ro2">
          <table:table-cell/>
          <table:table-cell office:value-type="string" calcext:value-type="string">
            <text:p>WorldX</text:p>
          </table:table-cell>
          <table:table-cell office:value-type="string" calcext:value-type="string">
            <text:p>Semi-artificial paper world (A)</text:p>
          </table:table-cell>
          <table:table-cell office:value-type="string" calcext:value-type="string">
            <text:p>SouthwestGermany (NUTS DE13,DE14, DE27)</text:p>
          </table:table-cell>
          <table:table-cell table:number-columns-repeated="2"/>
          <table:table-cell office:value-type="string" calcext:value-type="string">
            <text:p>Unmanaged, C_Cereal, NC_Cereal, C_Livestock, NC_Livestock, Forester, VLI_Livestock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Options" table:style-name="ta1">
        <office:forms form:automatic-focus="false" form:apply-design-mode="false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row table:style-name="ro1">
          <table:table-cell table:style-name="ce24" office:value-type="string" calcext:value-type="string">
            <text:p>Analysis Stage</text:p>
          </table:table-cell>
          <table:table-cell/>
          <table:table-cell table:style-name="ce24" office:value-type="string" calcext:value-type="string">
            <text:p>Original outpu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Spotted</text:p>
          </table:table-cell>
          <table:table-cell/>
          <table:table-cell office:value-type="string" calcext:value-type="string">
            <text:p>partly removed</text:p>
          </table:table-cell>
        </table:table-row>
        <table:table-row table:style-name="ro1">
          <table:table-cell office:value-type="string" calcext:value-type="string">
            <text:p>Rdata prod</text:p>
          </table:table-cell>
          <table:table-cell/>
          <table:table-cell office:value-type="string" calcext:value-type="string">
            <text:p>cpl. removed</text:p>
          </table:table-cell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F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/>
        </table:table-row>
      </table:table>
      <table:named-expressions/>
      <table:database-ranges>
        <table:database-range table:name="AnalysisStages" table:target-range-address="_Options.A2:_Options.A9" table:orientation="column"/>
        <table:database-range table:name="Versions" table:target-range-address="Versions.B2:Versions.B2" table:orientation="column"/>
        <table:database-range table:name="Worlds" table:target-range-address="Worlds.B2:Worlds.B2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9:46:10.1072162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8:09:00.18</meta:creation-date>
    <dc:date>2018-03-01T19:49:07.053054259</dc:date>
    <meta:editing-duration>P98DT21H18M10S</meta:editing-duration>
    <meta:editing-cycles>420</meta:editing-cycles>
    <meta:generator>LibreOffice/5.4.5.1$Linux_X86_64 LibreOffice_project/40m0$Build-1</meta:generator>
    <dc:creator>Sascha Holzhauer</dc:creator>
    <meta:document-statistic meta:table-count="4" meta:cell-count="434" meta:object-count="0"/>
  </office:meta>
</office:document-meta>
</file>